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f1371" officeooo:paragraph-rsid="001f1371"/>
    </style:style>
    <style:style style:name="P2" style:family="paragraph" style:parent-style-name="Standard">
      <style:text-properties officeooo:rsid="001f7dbb" officeooo:paragraph-rsid="001f7dbb"/>
    </style:style>
    <style:style style:name="P3" style:family="paragraph" style:parent-style-name="Standard">
      <style:text-properties officeooo:paragraph-rsid="001f7dbb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df2bb" officeooo:paragraph-rsid="001df2bb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f2bb" style:font-weight-asian="bold" style:font-weight-complex="bold"/>
    </style:style>
    <style:style style:name="T3" style:family="text">
      <style:text-properties officeooo:rsid="001df2bb"/>
    </style:style>
    <style:style style:name="T4" style:family="text">
      <style:text-properties officeooo:rsid="001e198b"/>
    </style:style>
    <style:style style:name="T5" style:family="text">
      <style:text-properties officeooo:rsid="001f1371"/>
    </style:style>
    <style:style style:name="T6" style:family="text">
      <style:text-properties officeooo:rsid="001f7d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ORDRE DU JOUR DE LA SEANCE DE TRAVAIL N°</text:span><text:span text:style-name="T2">1</text:span></text:p>
      <text:p text:style-name="Standard">Date : <text:span text:style-name="T3">11/03/2024</text:span></text:p>
      <text:p text:style-name="Standard">Horaires : <text:span text:style-name="T3">13h30 / 15h30</text:span> </text:p>
      <text:p text:style-name="Standard">Objectif(s) de la séance : <text:span text:style-name="T5">Créer le questionnaire et analyser l’environnement</text:span></text:p>
      <text:p text:style-name="Standard">Animateur (Chef de projet) : <text:span text:style-name="T3">Mathis Magnier</text:span></text:p>
      <text:p text:style-name="Standard">Lieu : <text:span text:style-name="T3">salle 4A08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Qualité</text:p>
          </table:table-cell>
          <table:table-cell table:style-name="Tableau1.A1" office:value-type="string">
            <text:p text:style-name="P4">Présents</text:p>
          </table:table-cell>
          <table:table-cell table:style-name="Tableau1.A1" office:value-type="string">
            <text:p text:style-name="P4">Excusés</text:p>
          </table:table-cell>
          <table:table-cell table:style-name="Tableau1.A1" office:value-type="string">
            <text:p text:style-name="P4">Absents</text:p>
          </table:table-cell>
        </table:table-row>
        <table:table-row table:style-name="Tableau1.1">
          <table:table-cell table:style-name="Tableau1.A1" office:value-type="string">
            <text:p text:style-name="P4">Chef de projet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Secrétaire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Responsable du SI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Membr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4"/>
          </table:table-cell>
        </table:table-row>
      </table:table>
      <text:p text:style-name="Standard"><text:s/></text:p>
      <text:p text:style-name="Standard"><text:span text:style-name="T1">Points inscrits à l’ordre du jour</text:span></text:p>
      <text:p text:style-name="Standard">1- Titre du point 1 : <text:span text:style-name="T5">Créer le questionnaire à destination des étudiants </text:span></text:p>
      <text:p text:style-name="P1"/>
      <text:p text:style-name="P1">Faire un questionnaire d’environ 20 questions sur Google Form afin de récupérer un maximum de données </text:p>
      <text:p text:style-name="Standard"/>
      <text:p text:style-name="Standard"/>
      <text:p text:style-name="Standard"/>
      <text:p text:style-name="Standard">2- Titre du point 2 : <text:span text:style-name="T5">Faire le squelette du rapport du projet </text:span></text:p>
      <text:p text:style-name="Standard"/>
      <text:p text:style-name="P2">Commencer le squelette du rapport du projet afin de devoir simplement y insérer les données</text:p>
      <text:p text:style-name="Standard"/>
      <text:p text:style-name="Standard">3- Titre du point 3 : <text:span text:style-name="T4">Analyser l’</text:span><text:span text:style-name="T5">environnement </text:span></text:p>
      <text:p text:style-name="P3"><text:span text:style-name="T6">Faire une analyse PESTEL et SWOT pour identifier les risques associé au projet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UT</meta:initial-creator>
    <meta:editing-cycles>8</meta:editing-cycles>
    <meta:creation-date>2024-02-29T19:29:00</meta:creation-date>
    <dc:date>2024-03-11T17:15:28.308171512</dc:date>
    <meta:editing-duration>PT48M55S</meta:editing-duration>
    <meta:generator>LibreOffice/7.0.4.2$Linux_X86_64 LibreOffice_project/00$Build-2</meta:generator>
    <meta:document-statistic meta:table-count="1" meta:image-count="0" meta:object-count="0" meta:page-count="1" meta:paragraph-count="26" meta:word-count="139" meta:character-count="787" meta:non-whitespace-character-count="667"/>
    <meta:user-defined meta:name="AppVersion">16.0000</meta:user-defined>
    <meta:template xlink:type="simple" xlink:actuate="onRequest" xlink:title="Normal.dotm" xlink:href=""/>
  </office:meta>
</office:document-meta>
</file>